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69cm" draw:z-index="0"><draw:image xlink:href="../../odt/images/102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Чтение из списка сигналов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-</text:span>код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221cm" draw:z-index="0"><draw:image xlink:href="../../odt/images/102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оизводит считывание данных из локального списка сигналов проекта (или из списка сигналов подключенной БД). На выходе блока возвращается вектор, размерность которого равна сумме размерностей сигналов, считываемых блоком.</text:p>
            <text:p text:style-name="Text_20_body"><text:span text:style-name="T1">Свойства</text:span>:</text:p>
            <text:list xml:id="list5819373883906392775" text:style-name="L1">
              <text:list-item>
                <text:p text:style-name="P4">Имена сигналов – список имён сигналов, считываемых блоком. Сигналы указываются через точку с запятой. В списке имён допустимо использовать форматирование имён и создание запросов к БД.</text:p>
              </text:list-item>
              <text:list-item>
                <text:p text:style-name="P4">Рассчитывать с задержкой на шаг — читать из списка с задержкой на 1 шаг интегрирования.</text:p>
              </text:list-item>
              <text:list-item>
                <text:p text:style-name="P4">Автосброс.</text:p>
              </text:list-item>
              <text:list-item>
                <text:p text:style-name="P4">Порт для сортировки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из списка сигналов</dc:title>
    <dc:date>2012-03-30T16:07:36.65</dc:date>
    <meta:generator>OpenOffice_Beta/4.1.0$Win32 OpenOffice.org_project/410m14$Build-9760</meta:generator>
    <meta:editing-duration>PT2H2M9S</meta:editing-duration>
    <meta:editing-cycles>84</meta:editing-cycles>
    <meta:document-statistic meta:table-count="1" meta:image-count="2" meta:object-count="0" meta:page-count="1" meta:paragraph-count="12" meta:word-count="91" meta:character-count="608"/>
  </office:meta>
</office:document-meta>
</file>